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break-before="page"/>
    </style:style>
    <style:style style:name="P8"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9"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0" style:family="paragraph" style:parent-style-name="Tesis-Normal">
      <style:paragraph-properties fo:margin-left="0cm" fo:margin-right="0cm" fo:text-indent="1.191cm" style:auto-text-indent="false"/>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Tesis-SeccionNumerada">
      <style:paragraph-properties fo:break-before="page"/>
    </style:style>
    <style:style style:name="P13" style:family="paragraph" style:parent-style-name="Tesis-Normal" style:master-page-name="Standard">
      <style:paragraph-properties style:page-number="1"/>
    </style:style>
    <style:style style:name="P14" style:family="paragraph" style:parent-style-name="Tesis-SubSeccionNumerada">
      <style:paragraph-properties fo:text-align="start" style:justify-single-word="false"/>
    </style:style>
    <style:style style:name="P15" style:family="paragraph" style:parent-style-name="Contents_20_Heading" style:master-page-name="Index">
      <style:paragraph-properties style:page-number="auto"/>
    </style:style>
    <style:style style:name="P16" style:family="paragraph" style:parent-style-name="Contents_20_1">
      <style:paragraph-properties>
        <style:tab-stops>
          <style:tab-stop style:position="14.501cm" style:type="right" style:leader-style="dotted" style:leader-text="."/>
        </style:tab-stops>
      </style:paragraph-properties>
    </style:style>
    <style:style style:name="P17" style:family="paragraph" style:parent-style-name="Contents_20_2">
      <style:paragraph-properties>
        <style:tab-stops>
          <style:tab-stop style:position="14.002cm" style:type="right" style:leader-style="dotted" style:leader-text="."/>
        </style:tab-stops>
      </style:paragraph-properties>
    </style:style>
    <style:style style:name="P18" style:family="paragraph" style:parent-style-name="Contents_20_3">
      <style:paragraph-properties>
        <style:tab-stops>
          <style:tab-stop style:position="13.503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8">Modelo de capacitación para Usuarios en Business Intelligence , en el contexto de la provincia de Misiones.</text:p>
      <text:p text:style-name="Tesis-Subtitulo"/>
      <text:p text:style-name="Tesis-Subtitulo"/>
      <text:p text:style-name="P9">Autor: Fernando Rafael Guerrero</text:p>
      <text:p text:style-name="P9">Tutor: Mgter. Lic. Horacio Daniel Kuna</text:p>
      <text:p text:style-name="P9">Co-Tutor: Lic. Eduardo Zamudio</text:p>
      <text:p text:style-name="Standard"/>
      <text:p text:style-name="P7"/>
      <text:p text:style-name="P7">Agradecimiento</text:p>
      <text:p text:style-name="P7">Resumen:</text:p>
      <text:p text:style-name="Standard"/>
      <text:p text:style-name="Standard">Palabras Claves:</text:p>
      <text:p text:style-name="Standard"/>
      <text:p text:style-name="Standard">Abstract:</text:p>
      <text:p text:style-name="Standard"/>
      <text:p text:style-name="Standard">Keywords:</text:p>
      <text:p text:style-name="P7">Reconocimiento</text:p>
      <text:p text:style-name="P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text:p>
          </text:index-title>
          <text:p text:style-name="P16">Capitulo 1 - Introducción<text:tab/>1</text:p>
          <text:p text:style-name="P16">Capitulo 2 - Estado del Arte<text:tab/>1</text:p>
          <text:p text:style-name="P17">2 <text:s/>Business Intelligence (BI)<text:tab/>1</text:p>
          <text:p text:style-name="P18">2.1Datawarehouse<text:tab/>2</text:p>
          <text:p text:style-name="P18">2.3 OLAP<text:tab/>3</text:p>
          <text:p text:style-name="P18">2.4 Tablero de control (TdeC)<text:tab/>4</text:p>
          <text:p text:style-name="P17">Modelos de Capacitación<text:tab/>4</text:p>
          <text:p text:style-name="P17">E-learning<text:tab/>7</text:p>
          <text:p text:style-name="P16">Capitulo III - Descripción del Problema<text:tab/>9</text:p>
          <text:p text:style-name="P16">Capitulo IV - Solución Propuesta<text:tab/>10</text:p>
          <text:p text:style-name="P16">Capitulo V - Prueba Experimental<text:tab/>11</text:p>
          <text:p text:style-name="P16">Capitulo VI - Conclusiones<text:tab/>12</text:p>
          <text:p text:style-name="P16">Bibliografía<text:tab/>13</text:p>
        </text:index-body>
      </text:table-of-content>
      <text:p text:style-name="P13"/>
      <text:list xml:id="list37448995" text:style-name="Numbering_20_1">
        <text:list-header>
          <text:h text:style-name="Tesis-SeccionNumerada" text:outline-level="1">Capitulo 1 - Introducción</text:h>
        </text:list-header>
      </text:list>
      <text:p text:style-name="Tesis-Normal">Se diseñará un modelo de capacitación y se desarrollará una propuesta de material didáctico para los usuarios en BI.</text:p>
      <text:list xml:id="list42737421" text:continue-numbering="true" text:style-name="Numbering_20_1">
        <text:list-header>
          <text:h text:style-name="Tesis-SeccionNumerada" text:outline-level="1">Capitulo 2 - Estado del Arte</text:h>
          <text:list>
            <text:list-header>
              <text:h text:style-name="Tesis-SubSeccionNumerada" text:outline-level="2">2 <text:s/>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1]<text:reference-mark-end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 que caracteriza una amplia variedad de tecnologías, plataformas de software, especificaciones de aplicaciones y procesos. El objetivo <text:s/>primario de la BI es contribuir a tomar decisiones que mejoren el desempeño de la organización y promover su ventaja competitiva en el mercado. </text:p>
      <text:p text:style-name="Tesis-Normal">En el caso de los Organismos públicos el procesamiento de información ayudan a garantizar la calidad de vida de la sociedad. BI faculta a la organización a tomar decisiones, a ahorrar tiempo y provee confiabilidad y precisión. Este concepto requiere que se lo analice desde tres perspectivas: 1) La toma de decisiones en menor tiempo, 2) Confiabilidad y precisión, 3) Convers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text:p>
      <text:p text:style-name="Tesis-Normal">BI puede describirse como una aplicación relacional para la administración, como un estado organizacional o una filosofía de administración. En resumen, BI se <text:soft-page-break/>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p text:style-name="Tesis-Normal">¿Qué es Business Intelligence? </text:p>
      <text:p text:style-name="P10">Se puede definir BI como el proceso que se utiliza para analizar los datos de una empresa y con el cual vamos a obtener conocimientos de los mismos, además de dar soporte a las decisiones de alta calidad. </text:p>
      <text:p text:style-name="P10">Los factores a analizar incluyen los clientes, competidores, socios comerciales, el entorno económico y las operaciones internas. </text:p>
      <text:p text:style-name="P10">Es importante implementar BI en las organizaciones, ya que nos ayuda a generar escenarios, revisar las tendencias, analizar los fenómenos, etc. que ayuden a la hora de la toma de decisiones, y se la puede implementar en todo tipo de áreas tales como: Mercadeo, Finanzas, Ventas, Servicio al Cliente, etc. </text:p>
      <text:list xml:id="list42733563" text:continue-numbering="true" text:style-name="Numbering_20_1">
        <text:list-item>
          <text:list>
            <text:list-header>
              <text:h text:style-name="Tesis-SubSubSeccionNumerada" text:outline-level="3">2.1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2]<text:reference-mark-end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text:soft-page-break/>drilling de los datos, la posibilidad de ver información correspondiente a diferentes contextos o entornos, por ejemplo, analizar las ventas anuales, trimestrales, mensuales y poder abrirlas según zonas, vendedor o clientes.</text:p>
      <text:p text:style-name="Tesis-Normal">¿Qué es un Data Warehouse? </text:p>
      <text:p text:style-name="Tesis-Normal">Un Data Warehouse (DWH) es un repositorio central que contiene la información más valiosa de la empresa. Los datos que aquí se almacenan han pasado por un proceso de calidad que asegura su consistencia. Además, el repositorio está construido de tal manera que el acceso sea lo más rápido posible.</text:p>
      <text:p text:style-name="Tesis-Normal">Su construcción se va haciendo por etapas que normalmente corresponden a las <text:s/>principales áreas operativas del organismo. Por ejemplo: Área de Ventas, Área Financiero Contable, Área de Recursos Humanos, etc. Estas áreas reciben el nombre de data marts </text:p>
      <text:list xml:id="list42734680" text:continue-numbering="true" text:style-name="Numbering_20_1">
        <text:list-item>
          <text:list>
            <text:list-header>
              <text:h text:style-name="Tesis-SubSubSeccionNumerada" text:outline-level="3">2.3 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3]<text:reference-mark-end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p text:style-name="Tesis-Normal">Procesamiento analítico en línea solución utilizada principalmente en el campo de Business Intelligence y su objetivo principal es el de <text:s/>manejar <text:s/>consultas en grandes cantidades de datos en lo que es llamado Cubos OLAP (estructuras <text:soft-page-break/>multidimensionales de datos) </text:p>
      <text:list xml:id="list42737409" text:continue-numbering="true" text:style-name="Numbering_20_1">
        <text:list-item>
          <text:list>
            <text:list-header>
              <text:h text:style-name="Tesis-SubSubSeccionNumerada" text:outline-level="3">2.4 Tablero de control (Tde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4]<text:reference-mark-end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 de <text:span text:style-name="T2">tablero de control</text:span>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text:span text:style-name="T2">controlar y manejar un sistema complejo e interdependiente.</text:span></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5]<text:reference-mark-end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 y para las organizaciones privadas, se buscará información de las grandes organizaciones de la provincia, relevada en el proyecto de Investigación. </text:p>
      <text:list xml:id="list42737721"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6]<text:reference-mark-end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 que comprende un esquema explicativo de las operaciones que se deben realizar para su debido cumplimiento con el fin de mejorar el proceso de enseñanza, <text:s/>optimizar la capacidad y fomentar el desarrollo.</text:p>
      <text:p text:style-name="Tesis-Normal">Ante tal postura las aplicaciones de BI tienden a crear sistemas especializados en una función específica del organismo, que contribuya a lograr el diagnóstico de una situación y tomar la decisión adecuada para su solución; mediante la <text:soft-page-break/>sistematización del manejo de datos, refinamiento de la información, representación del conocimiento. Partiendo de modelos de capacitación online o bien capacitaciones virtuales.</text:p>
      <text:p text:style-name="Tesis-Normal">La base para tomar correctamente estas decisiones es un sistema donde cada persona cuente con información relevante, adecuadamente incorporada, elaborada en función de su contexto particular e interrelacionada. Es decir, una sólida base de conocimientos en cada uno de los actores.</text:p>
      <text:p text:style-name="Tesis-Normal"/>
      <text:p text:style-name="Tesis-Normal">Es por ello que el aprendizaje constituye el eje principal para el pasaje de un paradigma al otro, en tanto permite el tránsito desde el nivel conceptual a su implantación efectiva en cada uno de los procesos de la cadena de valor.</text:p>
      <text:p text:style-name="Tesis-Normal"/>
      <text:p text:style-name="Tesis-Normal">Se está produciendo también, en este tiempo, un cambio de paradigma en cuanto al liderazgo del proceso de aprendizaje, no sólo en la definición de los pasos y direcciones de carrera dentro de las empresas sino en todo el sistema de capacitación. Este cambio es, a nivel individual, el correlato de los cambios en las estructuras organizacionales. </text:p>
      <text:p text:style-name="Tesis-Normal">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p>
      <text:p text:style-name="Tesis-Normal">Durante las ultimas décadas, los avances tecnológicos transformaron a la economía basada en la producción en una economía basada en el servicio.</text:p>
      <text:p text:style-name="Tesis-Normal"><text:soft-page-break/>Hasta hace poco tiempo, tanto el valor corporativo como la creación de valor se definían, fundamentalmente, a través de activos físicos y financieros. La economía actual, en cambio, prioriza el capital intelectual.</text:p>
      <text:p text:style-name="Tesis-Normal">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text:span text:style-name="T2">la capacitación</text:span>. Descubrieron que es un arma competitiva y no un factor de costo. Hoy por hoy, el éxito depende cada vez más del excelente desempeño de los empleados, que a su vez demandan una capacitación de alta calidad. Mejorar las habilidades de la fuerza laboral es crítico para generar una ventaja competitiva sostenible.</text:p>
      <text:p text:style-name="Tesis-Normal">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p>
      <text:p text:style-name="Tesis-Normal">La tecnología cambió la forma de trabajar, pensar y aprender. Por ende, hay que brindar conocimiento y habilidades con más velocidad y eficiencia. En la era de la producción “just-in-time”, una capacitación justo a tiempo <text:s/>es imprescindible para el éxito.</text:p>
      <text:p text:style-name="Tesis-Normal"/>
      <text:p text:style-name="Tesis-Normal">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text:soft-page-break/>no una finalidad en sí misma.</text:p>
      <text:p text:style-name="Tesis-Normal">Los retos a nivel de aprendizaje de hoy en día requieren nuevas herramientas. El e-learning ofrece las herramientas para ayudar a los empleados a enfrentarse a esos retos.</text:p>
      <text:p text:style-name="Tesis-Normal">En este contexto, Internet esta convirtiéndose en el medio con más potencial para la capacitación online, cuyo surgimiento no solo obedece a cambios económicos y sociales; se vincula fundamentalmente con el mayor acceso a la Web.</text:p>
      <text:p text:style-name="Tesis-Normal">Aproximadamente el 80% de la fuerza laboral profesional utiliza computadoras en su trabajo. De esta manera, Internet se presenta como la solución lógica para los objetivos de capacitación de una compañía. Por una parte a las empresas les resulta fácil distribuir recursos educativos e información critica. Por otra parte, los empleados podrán acceder a la capacitación cuando les resulta conveniente, ya sea desde la oficina o desde su hogar.</text:p>
      <text:p text:style-name="Tesis-Normal">De esta manera, los entornos virtuales de aprendizaje permiten aprender sin coincidir en el espacio ni en el tiempo y asumen las funciones de contexto de aprendizaje que en los sistemas de formación presencial desarrolla el aula.</text:p>
      <text:list xml:id="list42745775" text:continue-numbering="true" text:style-name="Numbering_20_1">
        <text:list-item>
          <text:list>
            <text:list-item>
              <text:list>
                <text:list-item>
                  <text:list>
                    <text:list-item>
                      <text:list>
                        <text:list-header>
                          <text:h text:style-name="P14" text:outline-level="2">E-learning</text:h>
                        </text:list-header>
                      </text:list>
                    </text:list-item>
                  </text:list>
                </text:list-item>
              </text:list>
            </text:list-item>
          </text:list>
        </text:list-item>
      </text:list>
      <text:p text:style-name="Tesis-Normal">E-learning<text:reference-mark-start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7]<text:reference-mark-end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 es un término utilizado indistintamente en todo el mundo, en nuestro idioma lo utilizamos comúnmente, a pesar de no ser aceptado por la RAE. <text:span text:style-name="T2">Learning</text:span> significa <text:span text:style-name="T2">aprendizaje</text:span> y, por lo tanto es parte del concepto educación (enseñanza- aprendizaje). La definición más general y talvez más utilizada, de e-learning dice que es cualquier tipo de aprendizaje que hace uso de Internet como medio de comunicación y multimedios como interacción entre los usuarios. Se puede realizar de manera sincrónica (al mismo tiempo) o asincrónica (en desfase de tiempo).</text:p>
      <text:p text:style-name="Tesis-Normal"><text:soft-page-break/>El paradigma del proceso educativo, se ha pasado de una educación centrada en el profesor a una educación centrada en el que aprende, por lo tanto claramente el término esta relacionado con el <text:s/>aprendizaje y es una de las razones de su popularidad.</text:p>
      <text:p text:style-name="Tesis-Normal">Se observa además que su aplicación se relaciona más con el ámbito laboral dada la cantidad de ofertas de plataformas comerciales para la capacitación a través de Internet y de los servicios comerciales de consultorías, que utiliza él término como identificador de su actividad.</text:p>
      <text:p text:style-name="Tesis-Normal">Por lo tanto, para efectos de este trabajo se entenderá e-learning como un proceso de aprendizaje, apoyado en medios electrónicos.</text:p>
      <text:list xml:id="list42738675" text:continue-numbering="true" text:style-name="Numbering_20_1">
        <text:list-header>
          <text:h text:style-name="Tesis-SeccionNumerada" text:outline-level="1"/>
          <text:h text:style-name="P12" text:outline-level="1">Capitulo III - Descripción del Problema</text:h>
          <text:h text:style-name="Tesis-SeccionNumerada" text:outline-level="1"/>
          <text:h text:style-name="P12" text:outline-level="1">Capitulo IV - Solución Propuesta</text:h>
          <text:h text:style-name="P12" text:outline-level="1">Capitulo V - Prueba Experimental</text:h>
          <text:h text:style-name="P12" text:outline-level="1">Capitulo VI - Conclusiones</text:h>
          <text:h text:style-name="P12" text:outline-level="1">Bibliografía</text:h>
        </text:list-header>
      </text:list>
      <text:section text:style-name="Sect1" text:name="ZOTERO_BIBL {&quot;custom&quot;:[]} CSL_BIBLIOGRAPHY RNDLkCEs6rgCA">
        <text:section text:style-name="Sect1" text:name="ZOTERO_BIBL {&quot;custom&quot;:[]} CSL_BIBLIOGRAPHY RNDkilaNDI8SG">
          <text:section text:style-name="Sect1" text:name="ZOTERO_BIBL {&quot;custom&quot;:[]} CSL_BIBLIOGRAPHY RND6oRdUucfFx">
            <text:section text:style-name="Sect1" text:name="ZOTERO_BIBL {&quot;custom&quot;:[]} CSL_BIBLIOGRAPHY RNDFvL9xf0vzh">
              <text:section text:style-name="Sect1" text:name="ZOTERO_BIBL {&quot;custom&quot;:[]} CSL_BIBLIOGRAPHY RNDFKPjU7uHdY">
                <text:p text:style-name="Bibliography_20_1">[1]<text:tab/>«Inteligencia de Negocios: Una Propuesta para su Desarrollo en las Organizaciones». .</text:p>
                <text:p text:style-name="Bibliography_20_1">[2]<text:tab/>«Que es un Data Warehouse,Conceptos Datawarehousing,Informacion Data Warehouse|Inteligencia de Negocios»: http://www.bi-argentina.com.ar/que-es-un-data-warehouse/.</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text:p>
                <text:p text:style-name="Bibliography_20_1">[6]<text:tab/>«PROPUESTA DE UN MODELO DE CAPACITACIÓN Y DESARROLLO AL <text:s/>PERSONAL DOCENTE DE LA UNIVERSIDAD». .</text:p>
                <text:p text:style-name="Bibliography_20_1">[7]<text:tab/>Carolina Pacheco Morales, «Modelo de sistema de Informacion para la capacitacion online».: http://www.tesis.uchile.cl/bitstream/handle/2250/111496/pacheco%20morales.pdf?.</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left="0.042cm" fo:margin-right="0cm" fo:margin-top="0cm" fo:margin-bottom="0cm"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4$Win32 LibreOffice_project/340m1$Build-302</meta:generator>
    <dc:date>2013-03-06T22:58:47.14</dc:date>
    <meta:editing-duration>P1DT22H53M21S</meta:editing-duration>
    <meta:editing-cycles>163</meta:editing-cycles>
    <meta:print-date>2012-11-14T11:22:22.21</meta:print-date>
    <meta:document-statistic meta:table-count="0" meta:image-count="0" meta:object-count="0" meta:page-count="21" meta:paragraph-count="89" meta:word-count="2173" meta:character-count="14259" meta:non-whitespace-character-count="12144"/>
    <meta:user-defined meta:name="Información 1"/>
    <meta:user-defined meta:name="Información 2"/>
    <meta:user-defined meta:name="Información 3"/>
    <meta:user-defined meta:name="Información 4"/>
    <meta:user-defined meta:name="ZOTERO_PREF_1" meta:value-type="string">&lt;data data-version="3" zotero-version="3.0.14"&gt;&lt;session id="HEx7cBvB"/&gt;&lt;style id="http://www.zotero.org/styles/ieee"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